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2.498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3.9772in"/>
    </style:style>
    <style:style style:name="co9" style:family="table-column">
      <style:table-column-properties fo:break-before="auto" style:column-width="3.0799in"/>
    </style:style>
    <style:style style:name="co10" style:family="table-column">
      <style:table-column-properties fo:break-before="auto" style:column-width="4.0882in"/>
    </style:style>
    <style:style style:name="co11" style:family="table-column">
      <style:table-column-properties fo:break-before="auto" style:column-width="2.0256in"/>
    </style:style>
    <style:style style:name="co12" style:family="table-column">
      <style:table-column-properties fo:break-before="auto" style:column-width="1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0000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User (other)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(other)</text:span> / Profile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(other)</text:span> / Profile / References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(other)</text:span> / Profile / Tagsets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User Self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User 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</text:span> / Profi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</text:span> / Profile / 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ub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</text:span>)  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HALLENGE</text:p>
          </table:table-cell>
          <table:table-cell table:style-name="ce9"/>
          <table:table-cell table:number-columns-repeated="2" table:style-name="ce13" office:value-type="string" calcext:value-type="string">
            <text:p>Yes</text:p>
          </table:table-cell>
          <table:table-cell table:style-name="ce9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Appl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</text:span> 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<text:span text:style-name="T1">Hub (Private)  </text:span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 / Lifecyc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HUB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<text:span text:style-name="T1">Hub (Public</text:span>)  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Appl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</text:span> / Collaboration / Relation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<text:span text:style-name="T1">Hub (Public)  </text:span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 / Lifecycle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table table:name="Organiza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table:style-name="Default"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Organiz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ofi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ofile / 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ofile / Tagse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Verif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</table:table>
      <table:table table:name="Grant-Revoke" table:style-name="ta1">
        <table:table-column table:style-name="co1" table:number-columns-repeated="3" table:default-cell-style-name="Default"/>
        <table:table-column table:style-name="co9" table:default-cell-style-name="ce4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entity</text:p>
          </table:table-cell>
          <table:table-cell table:style-name="Default"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table:style-name="Default" office:value-type="string" calcext:value-type="string">
            <text:p>_GlobalAdminHubs_</text:p>
          </table:table-cell>
          <table:table-cell table:style-name="Default"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Hub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</table:table>
      <table:table table:name="Challenge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3" table:default-cell-style-name="ce3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Challenge (Private) <text:s/>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/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8">
            <text:p>Challenge (Private) <text:s/>/ Community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 (not parent member)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 (not parent member)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 office:value-type="string" calcext:value-type="string">
            <text:p>no test as above fails</text:p>
          </table:table-cell>
          <table:table-cell table:style-name="ce13" office:value-type="string" calcext:value-type="string">
            <text:p>NO???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Appl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Challenge (Private) <text:s/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Challenge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Challenge (Public) <text:s/>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Appl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Relation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Challenge (Public) <text:s/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table table:name="Opportunity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3" table:default-cell-style-name="ce3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Opportunity (Private) <text:s/>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/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Opportunity (Private) <text:s/>/ Community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rivate) <text:s/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Opportunity (Private) <text:s/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rivate) <text:s/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rivate) <text:s/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rivate) <text:s/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Opportunity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llaboration / Rel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Opportunity (Public) <text:s/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0:12:55.108453153</meta:creation-date>
    <meta:editing-duration>PT8H12M47S</meta:editing-duration>
    <meta:editing-cycles>68</meta:editing-cycles>
    <meta:generator>LibreOffice/7.3.6.2$Linux_X86_64 LibreOffice_project/30$Build-2</meta:generator>
    <dc:date>2022-10-06T15:51:12.782179259</dc:date>
    <meta:document-statistic meta:table-count="6" meta:cell-count="1989" meta:object-count="0"/>
  </office:meta>
</office:document-meta>
</file>